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E000001C3F4AB8DEF.jpg" manifest:media-type="image/jpeg"/>
  <manifest:file-entry manifest:full-path="Pictures/10000201000003130000021EB0D132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35cm" fo:min-width="0.2cm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ff00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9933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0000ff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00ff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width="0.2cm" svg:stroke-color="#00cc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cc00" draw:marker-start-width="0.35cm" draw:marker-end-width="0.35cm" draw:fill="solid" draw:fill-color="#ffffff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999999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ffff00" draw:marker-start-width="0.35cm" draw:marker-end-width="0.35cm" svg:stroke-linecap="round" draw:fill="solid" draw:fill-color="#ffffff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0.691cm" fo:min-width="0cm" draw:shadow-opacity="50%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14pt" style:font-size-asian="14pt" style:font-size-complex="14pt"/>
    </style:style>
    <style:style style:name="T1" style:family="text">
      <style:text-properties style:font-name="Comic Sans M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7cm" svg:height="0.7cm" svg:x="5.1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cm" svg:height="0.7cm" svg:x="6.3cm" svg:y="1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7cm" svg:height="0.7cm" svg:x="1.7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8cm" svg:height="0.7cm" svg:x="1.7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0.7cm" svg:height="0.7cm" svg:x="7.4cm" svg:y="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0.7cm" svg:height="0.7cm" svg:x="2.9cm" svg:y="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0.7cm" svg:height="0.7cm" svg:x="6.3cm" svg:y="3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5cm" svg:height="7.919cm" svg:x="1.5cm" svg:y="3.481cm">
          <draw:image xlink:href="Pictures/10000201000003130000021EB0D13221.png" xlink:type="simple" xlink:show="embed" xlink:actuate="onLoad">
            <text:p/>
          </draw:image>
        </draw:frame>
        <draw:custom-shape draw:style-name="gr1" draw:text-style-name="P1" xml:id="id15" draw:id="id15" draw:layer="layout" svg:width="0.7cm" svg:height="0.7cm" svg:x="18.3cm" svg:y="5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7cm" svg:height="0.7cm" svg:x="18.3cm" svg:y="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7cm" svg:height="0.7cm" svg:x="18.3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7cm" svg:height="0.7cm" svg:x="17.3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0.7cm" svg:height="0.7cm" svg:x="17.5cm" svg:y="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7cm" svg:height="0.7cm" svg:x="17.6cm" svg:y="9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cm" svg:height="0.7cm" svg:x="17.3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9.937cm" svg:height="12.251cm" svg:x="14.2cm" svg:y="1.1cm">
          <draw:image xlink:href="Pictures/10000000000002DE000001C3F4AB8DEF.jpg" xlink:type="simple" xlink:show="embed" xlink:actuate="onLoad">
            <text:p/>
          </draw:image>
        </draw:frame>
        <draw:connector draw:style-name="gr5" draw:text-style-name="P1" draw:layer="layout" draw:line-skew="0.45cm" svg:x1="17.65cm" svg:y1="10.2cm" svg:x2="6.65cm" svg:y2="11.1cm" draw:start-shape="id1" draw:start-glue-point="2" draw:end-shape="id2" draw:end-glue-point="2" svg:d="M17650 10200v1900h-11000v-1000" svg:viewBox="0 0 11001 1901">
          <text:p/>
        </draw:connector>
        <draw:connector draw:style-name="gr6" draw:text-style-name="P1" draw:layer="layout" svg:x1="13.89cm" svg:y1="12.884cm" svg:x2="5.45cm" svg:y2="11.1cm" draw:start-shape="id3" draw:start-glue-point="3" draw:end-shape="id4" draw:end-glue-point="2" svg:d="M13890 12884h-8440v-1784" svg:viewBox="0 0 8441 1785">
          <text:p/>
        </draw:connector>
        <draw:connector draw:style-name="gr7" draw:text-style-name="P1" draw:layer="layout" draw:line-skew="-1.45cm" svg:x1="13.804cm" svg:y1="7.305cm" svg:x2="2.1cm" svg:y2="3.7cm" draw:start-shape="id5" draw:start-glue-point="3" draw:end-shape="id6" draw:end-glue-point="0" svg:d="M13804 7305v-5605h-11704v2000" svg:viewBox="0 0 11705 5606">
          <text:p/>
        </draw:connector>
        <draw:connector draw:style-name="gr8" draw:text-style-name="P1" xml:id="id5" draw:id="id5" draw:layer="layout" draw:line-skew="2.223cm" svg:x1="18.3cm" svg:y1="7.65cm" svg:x2="13.804cm" svg:y2="7.305cm" draw:start-shape="id7" draw:start-glue-point="3" svg:d="M18300 7650h-300v-345h-4196" svg:viewBox="0 0 4497 346">
          <text:p/>
        </draw:connector>
        <draw:connector draw:style-name="gr9" draw:text-style-name="P1" draw:layer="layout" svg:x1="12.625cm" svg:y1="2.674cm" svg:x2="3.25cm" svg:y2="3.7cm" draw:start-shape="id8" draw:start-glue-point="3" draw:end-shape="id9" draw:end-glue-point="0" svg:d="M12625 2674h-9375v1026" svg:viewBox="0 0 9376 1027">
          <text:p/>
        </draw:connector>
        <draw:connector draw:style-name="gr10" draw:text-style-name="P1" xml:id="id14" draw:id="id14" draw:layer="layout" draw:line-skew="2.496cm" svg:x1="18.3cm" svg:y1="8.25cm" svg:x2="13.258cm" svg:y2="8.599cm" draw:start-shape="id10" draw:start-glue-point="3" svg:d="M18300 8250h-300v349h-4742" svg:viewBox="0 0 5043 350">
          <text:p/>
        </draw:connector>
        <draw:connector draw:style-name="gr11" draw:text-style-name="P1" xml:id="id19" draw:id="id19" draw:layer="layout" draw:line-skew="-1.05cm" svg:x1="17.65cm" svg:y1="4.4cm" svg:x2="23.208cm" svg:y2="13.66cm" draw:start-shape="id11" draw:start-glue-point="0" svg:d="M17650 4400v-1600h5558v10860" svg:viewBox="0 0 5559 10861">
          <text:p/>
        </draw:connector>
        <draw:connector draw:style-name="gr12" draw:text-style-name="P1" draw:layer="layout" draw:line-skew="3.65cm" svg:x1="18.3cm" svg:y1="10.15cm" svg:x2="18.2cm" svg:y2="4.45cm" draw:start-shape="id12" draw:start-glue-point="1" draw:end-shape="id13" draw:end-glue-point="1" svg:d="M18300 10150h4200v-5700h-4300" svg:viewBox="0 0 4301 5701">
          <text:p/>
        </draw:connector>
        <draw:connector draw:style-name="gr9" draw:text-style-name="P1" xml:id="id8" draw:id="id8" draw:layer="layout" draw:line-skew="0.658cm" svg:x1="13.258cm" svg:y1="8.599cm" svg:x2="12.625cm" svg:y2="2.674cm" draw:start-shape="id14" draw:start-glue-point="3" svg:d="M13258 8599h42v-5925h-675" svg:viewBox="0 0 676 5926">
          <text:p/>
        </draw:connector>
        <draw:connector draw:style-name="gr6" draw:text-style-name="P1" xml:id="id3" draw:id="id3" draw:layer="layout" draw:line-skew="-1.32cm" svg:x1="18.3cm" svg:y1="5.65cm" svg:x2="13.89cm" svg:y2="12.884cm" draw:start-shape="id15" draw:start-glue-point="3" svg:d="M18300 5650h-3800v7234h-610" svg:viewBox="0 0 4411 7235">
          <text:p/>
        </draw:connector>
        <draw:frame draw:style-name="gr13" draw:text-style-name="P2" draw:layer="layout" svg:width="2.5cm" svg:height="0.941cm" svg:x="14.9cm" svg:y="3.959cm">
          <draw:text-box>
            <text:p><text:span text:style-name="T1">20. GND</text:span></text:p>
          </draw:text-box>
        </draw:frame>
        <draw:frame draw:style-name="gr13" draw:text-style-name="P2" draw:layer="layout" svg:width="2.425cm" svg:height="0.941cm" svg:x="18.375cm" svg:y="3.3cm">
          <draw:text-box>
            <text:p><text:span text:style-name="T1">19. VDD</text:span></text:p>
          </draw:text-box>
        </draw:frame>
        <draw:frame draw:style-name="gr13" draw:text-style-name="P2" draw:layer="layout" svg:width="2.225cm" svg:height="0.941cm" svg:x="18.475cm" svg:y="10.359cm">
          <draw:text-box>
            <text:p><text:span text:style-name="T1">1. VAPP</text:span></text:p>
          </draw:text-box>
        </draw:frame>
        <draw:frame draw:style-name="gr13" draw:text-style-name="P2" draw:layer="layout" svg:width="2.3cm" svg:height="0.941cm" svg:x="15.1cm" svg:y="10cm">
          <draw:text-box>
            <text:p><text:span text:style-name="T1">2. VAPP</text:span></text:p>
          </draw:text-box>
        </draw:frame>
        <draw:frame draw:style-name="gr13" draw:text-style-name="P2" draw:layer="layout" svg:width="3.105cm" svg:height="0.941cm" svg:x="18.395cm" svg:y="7.959cm">
          <draw:text-box>
            <text:p><text:span text:style-name="T1">7 SWD-IO</text:span></text:p>
          </draw:text-box>
        </draw:frame>
        <draw:frame draw:style-name="gr13" draw:text-style-name="P2" draw:layer="layout" svg:width="3.248cm" svg:height="0.941cm" svg:x="18.352cm" svg:y="6.9cm">
          <draw:text-box>
            <text:p><text:span text:style-name="T1">9. SWDCLK</text:span></text:p>
          </draw:text-box>
        </draw:frame>
        <draw:frame draw:style-name="gr13" draw:text-style-name="P2" draw:layer="layout" svg:width="2.745cm" svg:height="0.941cm" svg:x="18.4cm" svg:y="5.2cm">
          <draw:text-box>
            <text:p><text:span text:style-name="T1">15. nRST</text:span></text:p>
          </draw:text-box>
        </draw:frame>
        <draw:connector draw:style-name="gr5" draw:text-style-name="P1" draw:layer="layout" svg:x1="6.65cm" svg:y1="4.4cm" svg:x2="6.65cm" svg:y2="10.4cm" draw:start-shape="id16" draw:start-glue-point="2" draw:end-shape="id2" draw:end-glue-point="0" svg:d="M6650 4400v6000" svg:viewBox="0 0 1 6001">
          <text:p/>
        </draw:connector>
        <draw:connector draw:style-name="gr11" draw:text-style-name="P1" draw:layer="layout" svg:x1="7.75cm" svg:y1="4.4cm" svg:x2="2.05cm" svg:y2="10.5cm" draw:start-shape="id17" draw:start-glue-point="2" draw:end-shape="id18" draw:end-glue-point="0" svg:d="M7750 4400v3050h-5700v3050" svg:viewBox="0 0 5701 6101">
          <text:p/>
        </draw:connector>
        <draw:connector draw:style-name="gr11" draw:text-style-name="P1" draw:layer="layout" draw:line-skew="-0.56cm" svg:x1="2.05cm" svg:y1="11.2cm" svg:x2="23.208cm" svg:y2="13.66cm" draw:start-shape="id18" draw:start-glue-point="2" draw:end-shape="id19" draw:end-glue-point="3" svg:d="M2050 11200v2500h21158v-40" svg:viewBox="0 0 21159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5T12:00:32.645481486</meta:creation-date>
    <dc:date>2015-03-08T20:58:26.846883610</dc:date>
    <meta:editing-duration>PT1H29M26S</meta:editing-duration>
    <meta:editing-cycles>67</meta:editing-cycles>
    <meta:generator>LibreOffice/4.3.3.2$Linux_X86_64 LibreOffice_project/430m0$Build-2</meta:generator>
    <meta:document-statistic meta:object-count="36"/>
  </office:meta>
</office:document-meta>
</file>